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>
      <style:text-properties style:font-name="Arial" fo:font-size="14pt" style:font-size-asian="14pt" style:font-size-complex="14pt"/>
    </style:style>
    <style:style style:name="P3" style:family="paragraph" style:parent-style-name="Standard" style:list-style-name="L2">
      <style:text-properties style:font-name="Arial"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idea= trying to make a gameboy like unit which can be used to ask differnt questions, and answer using some type of input. </text:p>
      <text:list xml:id="list5843652512397467301" text:style-name="L1">
        <text:list-item>
          <text:p text:style-name="P2">currentlty the input has yet to be chosen, ideas of a numeric pad has surficed, but not every group member has the modlue.</text:p>
        </text:list-item>
        <text:list-item>
          <text:p text:style-name="P2">The input can be used as the potentiometer <text:s/>even tho the specifics haven't been worked out </text:p>
        </text:list-item>
      </text:list>
      <text:p text:style-name="P1"/>
      <text:p text:style-name="P1">to-do: </text:p>
      <text:list xml:id="list8679382119358013733" text:style-name="L2">
        <text:list-item>
          <text:p text:style-name="P3">figure out and confirm which method of input will be used.</text:p>
        </text:list-item>
        <text:list-item>
          <text:p text:style-name="P3">once that is figured out learn how to code and set up said method.</text:p>
        </text:list-item>
        <text:list-item>
          <text:p text:style-name="P3"><text:s/>talk with team members to decide how we will divide the work, and who can do what.</text:p>
        </text:list-item>
        <text:list-item>
          <text:p text:style-name="P3">once basic knowledge is achived, work on the actual project can begin.</text:p>
        </text:list-item>
        <text:list-item>
          <text:p text:style-name="P3">figure out if printing on the 3d printer will be a biable option? If so learn to use a basic modeling program to be able to take advantage of i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1S</meta:editing-duration>
    <meta:editing-cycles>3</meta:editing-cycles>
    <meta:generator>OpenOffice/4.1.11$Win32 OpenOffice.org_project/4111m1$Build-9808</meta:generator>
    <dc:date>2022-05-12T10:35:45.64</dc:date>
    <meta:document-statistic meta:table-count="0" meta:image-count="0" meta:object-count="0" meta:page-count="1" meta:paragraph-count="9" meta:word-count="155" meta:character-count="786"/>
    <dc:creator>Jose Reynaldo</dc:creator>
    <meta:user-defined meta:name="Info 1"/>
    <meta:user-defined meta:name="Info 2"/>
    <meta:user-defined meta:name="Info 3"/>
    <meta:user-defined meta:name="Info 4"/>
  </office:meta>
</office:document-meta>
</file>